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Webdings" svg:font-family="Webding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eilensteinPlan" style:family="table">
      <style:table-properties style:width="25.612cm" table:align="left"/>
    </style:style>
    <style:style style:name="MeilensteinPlan.A" style:family="table-column">
      <style:table-column-properties style:column-width="4.493cm"/>
    </style:style>
    <style:style style:name="MeilensteinPlan.B" style:family="table-column">
      <style:table-column-properties style:column-width="0.917cm"/>
    </style:style>
    <style:style style:name="MeilensteinPlan.C" style:family="table-column">
      <style:table-column-properties style:column-width="0.893cm"/>
    </style:style>
    <style:style style:name="MeilensteinPlan.D" style:family="table-column">
      <style:table-column-properties style:column-width="1.6cm"/>
    </style:style>
    <style:style style:name="MeilensteinPlan.F" style:family="table-column">
      <style:table-column-properties style:column-width="1.293cm"/>
    </style:style>
    <style:style style:name="MeilensteinPlan.H" style:family="table-column">
      <style:table-column-properties style:column-width="1.905cm"/>
    </style:style>
    <style:style style:name="MeilensteinPlan.I" style:family="table-column">
      <style:table-column-properties style:column-width="1.693cm"/>
    </style:style>
    <style:style style:name="MeilensteinPlan.J" style:family="table-column">
      <style:table-column-properties style:column-width="1.716cm"/>
    </style:style>
    <style:style style:name="MeilensteinPlan.N" style:family="table-column">
      <style:table-column-properties style:column-width="1.505cm"/>
    </style:style>
    <style:style style:name="MeilensteinPlan.O" style:family="table-column">
      <style:table-column-properties style:column-width="1.318cm"/>
    </style:style>
    <style:style style:name="MeilensteinPlan.A1" style:family="table-cell">
      <style:table-cell-properties fo:padding="0.097cm" fo:border-left="0.05pt solid #000000" fo:border-right="none" fo:border-top="0.05pt solid #000000" fo:border-bottom="0.05pt solid #000000"/>
    </style:style>
    <style:style style:name="MeilensteinPlan.B1" style:family="table-cell">
      <style:table-cell-properties fo:padding="0.097cm" fo:border="0.05pt solid #000000"/>
    </style:style>
    <style:style style:name="MeilensteinPlan.A2" style:family="table-cell">
      <style:table-cell-properties fo:padding="0.097cm" fo:border-left="0.05pt solid #000000" fo:border-right="none" fo:border-top="none" fo:border-bottom="0.05pt solid #000000"/>
    </style:style>
    <style:style style:name="MeilensteinPlan.O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d3494" officeooo:paragraph-rsid="000d3494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0d3494" officeooo:paragraph-rsid="000d3494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3pt" fo:font-weight="bold" officeooo:rsid="000d3494" officeooo:paragraph-rsid="000d3494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font-weight="bold" officeooo:rsid="000ee43a" officeooo:paragraph-rsid="000ee43a" style:font-weight-asian="bold" style:font-weight-complex="bold"/>
    </style:style>
    <style:style style:name="P6" style:family="paragraph" style:parent-style-name="Table_20_Contents">
      <style:text-properties fo:font-weight="bold" officeooo:rsid="000f8100" officeooo:paragraph-rsid="000f8100" style:font-weight-asian="bold" style:font-weight-complex="bold"/>
    </style:style>
    <style:style style:name="P7" style:family="paragraph" style:parent-style-name="Table_20_Contents">
      <style:text-properties fo:font-weight="bold" officeooo:rsid="00101f42" officeooo:paragraph-rsid="00101f4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084ba" officeooo:paragraph-rsid="001084ba"/>
    </style:style>
    <style:style style:name="P9" style:family="paragraph" style:parent-style-name="Standard">
      <style:text-properties officeooo:paragraph-rsid="00127415"/>
    </style:style>
    <style:style style:name="P10" style:family="paragraph" style:parent-style-name="Standard">
      <style:text-properties style:font-name="Arial" fo:font-size="10pt" fo:font-weight="bold" officeooo:paragraph-rsid="00127415" style:font-size-asian="10pt" style:font-weight-asian="bold"/>
    </style:style>
    <style:style style:name="P11" style:family="paragraph" style:parent-style-name="Table_20_Contents">
      <style:text-properties fo:font-weight="bold" officeooo:rsid="00155911" officeooo:paragraph-rsid="00155911" style:font-weight-asian="bold" style:font-weight-complex="bold"/>
    </style:style>
    <style:style style:name="T1" style:family="text">
      <style:text-properties officeooo:rsid="00101f42"/>
    </style:style>
    <style:style style:name="T2" style:family="text">
      <style:text-properties style:font-name="Webdings" fo:font-size="10pt" style:font-size-asian="10pt"/>
    </style:style>
    <style:style style:name="T3" style:family="text">
      <style:text-properties style:font-name="Arial" fo:font-size="10pt" style:font-size-asian="10pt"/>
    </style:style>
    <style:style style:name="T4" style:family="text">
      <style:text-properties officeooo:rsid="00155911"/>
    </style:style>
    <style:style style:name="T5" style:family="text">
      <style:text-properties officeooo:rsid="00183c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ilensteinplan <text:span text:style-name="T5">SWT-Pj</text:span>: „Title“</text:p>
      <text:p text:style-name="Standard"/>
      <table:table table:name="MeilensteinPlan" table:style-name="MeilensteinPlan">
        <table:table-column table:style-name="MeilensteinPlan.A"/>
        <table:table-column table:style-name="MeilensteinPlan.B"/>
        <table:table-column table:style-name="MeilensteinPlan.C"/>
        <table:table-column table:style-name="MeilensteinPlan.D" table:number-columns-repeated="2"/>
        <table:table-column table:style-name="MeilensteinPlan.F"/>
        <table:table-column table:style-name="MeilensteinPlan.D"/>
        <table:table-column table:style-name="MeilensteinPlan.H"/>
        <table:table-column table:style-name="MeilensteinPlan.I"/>
        <table:table-column table:style-name="MeilensteinPlan.J"/>
        <table:table-column table:style-name="MeilensteinPlan.I" table:number-columns-repeated="3"/>
        <table:table-column table:style-name="MeilensteinPlan.N"/>
        <table:table-column table:style-name="MeilensteinPlan.O"/>
        <table:table-row>
          <table:table-cell table:style-name="MeilensteinPlan.A1" office:value-type="string">
            <text:p text:style-name="P3"/>
          </table:table-cell>
          <table:table-cell table:style-name="MeilensteinPlan.B1" table:number-columns-spanned="14" office:value-type="string">
            <text:p text:style-name="P4">Zeit in K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MeilensteinPlan.A2" office:value-type="string">
            <text:p text:style-name="P4">Aufgaben</text:p>
          </table:table-cell>
          <table:table-cell table:style-name="MeilensteinPlan.A2" office:value-type="string">
            <text:p text:style-name="P1">15</text:p>
          </table:table-cell>
          <table:table-cell table:style-name="MeilensteinPlan.A2" office:value-type="string">
            <text:p text:style-name="P1">16</text:p>
          </table:table-cell>
          <table:table-cell table:style-name="MeilensteinPlan.A2" office:value-type="string">
            <text:p text:style-name="P1">17</text:p>
          </table:table-cell>
          <table:table-cell table:style-name="MeilensteinPlan.A2" office:value-type="string">
            <text:p text:style-name="P1">18</text:p>
          </table:table-cell>
          <table:table-cell table:style-name="MeilensteinPlan.A2" office:value-type="string">
            <text:p text:style-name="P1">19</text:p>
          </table:table-cell>
          <table:table-cell table:style-name="MeilensteinPlan.A2" office:value-type="string">
            <text:p text:style-name="P1">20</text:p>
          </table:table-cell>
          <table:table-cell table:style-name="MeilensteinPlan.A2" office:value-type="string">
            <text:p text:style-name="P1">21</text:p>
          </table:table-cell>
          <table:table-cell table:style-name="MeilensteinPlan.A2" office:value-type="string">
            <text:p text:style-name="P1">22</text:p>
          </table:table-cell>
          <table:table-cell table:style-name="MeilensteinPlan.A2" office:value-type="string">
            <text:p text:style-name="P1">23</text:p>
          </table:table-cell>
          <table:table-cell table:style-name="MeilensteinPlan.A2" office:value-type="string">
            <text:p text:style-name="P1">24</text:p>
          </table:table-cell>
          <table:table-cell table:style-name="MeilensteinPlan.A2" office:value-type="string">
            <text:p text:style-name="P1">25</text:p>
          </table:table-cell>
          <table:table-cell table:style-name="MeilensteinPlan.A2" office:value-type="string">
            <text:p text:style-name="P1">26</text:p>
          </table:table-cell>
          <table:table-cell table:style-name="MeilensteinPlan.A2" office:value-type="string">
            <text:p text:style-name="P1">27</text:p>
          </table:table-cell>
          <table:table-cell table:style-name="MeilensteinPlan.O2" office:value-type="string">
            <text:p text:style-name="P1">28</text:p>
          </table:table-cell>
        </table:table-row>
        <table:table-row>
          <table:table-cell table:style-name="MeilensteinPlan.A2" office:value-type="string">
            <text:p text:style-name="P5">1.</text:p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  <table:table-row>
          <table:table-cell table:style-name="MeilensteinPlan.A2" office:value-type="string">
            <text:p text:style-name="P6">2</text:p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  <table:table-row>
          <table:table-cell table:style-name="MeilensteinPlan.A2" office:value-type="string">
            <text:p text:style-name="P6">3.</text:p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  <table:table-row>
          <table:table-cell table:style-name="MeilensteinPlan.A2" office:value-type="string">
            <text:p text:style-name="P6"><text:span text:style-name="T4">4</text:span>.</text:p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  <table:table-row>
          <table:table-cell table:style-name="MeilensteinPlan.A2" office:value-type="string">
            <text:p text:style-name="P11">5.</text:p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  <table:table-row>
          <table:table-cell table:style-name="MeilensteinPlan.A2" office:value-type="string">
            <text:p text:style-name="P11">6.</text:p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  <table:table-row>
          <table:table-cell table:style-name="MeilensteinPlan.A2" office:value-type="string">
            <text:p text:style-name="P11">7.</text:p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  <table:table-row>
          <table:table-cell table:style-name="MeilensteinPlan.A2" office:value-type="string">
            <text:p text:style-name="P7"><text:span text:style-name="T4">8.</text:span></text:p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  <table:table-row>
          <table:table-cell table:style-name="MeilensteinPlan.A2" office:value-type="string">
            <text:p text:style-name="P11">9.</text:p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  <table:table-row>
          <table:table-cell table:style-name="MeilensteinPlan.A2" office:value-type="string">
            <text:p text:style-name="P11">10.</text:p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  <table:table-row>
          <table:table-cell table:style-name="MeilensteinPlan.A2" office:value-type="string">
            <text:p text:style-name="P11">11.</text:p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  <table:table-row>
          <table:table-cell table:style-name="MeilensteinPlan.A2" office:value-type="string">
            <text:p text:style-name="P11">12.</text:p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  <table:table-row>
          <table:table-cell table:style-name="MeilensteinPlan.A2" office:value-type="string">
            <text:p text:style-name="P11">13.</text:p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  <table:table-row>
          <table:table-cell table:style-name="MeilensteinPlan.A2" office:value-type="string">
            <text:p text:style-name="P7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  <table:table-row>
          <table:table-cell table:style-name="MeilensteinPlan.A2" office:value-type="string">
            <text:p text:style-name="P7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A2" office:value-type="string">
            <text:p text:style-name="P2"/>
          </table:table-cell>
          <table:table-cell table:style-name="MeilensteinPlan.O2" office:value-type="string">
            <text:p text:style-name="P2"/>
          </table:table-cell>
        </table:table-row>
      </table:table>
      <text:p text:style-name="Standard"/>
      <text:p text:style-name="P10">Legende:</text:p>
      <text:p text:style-name="P9"><text:span text:style-name="T2"><text:tab/></text:span><text:span text:style-name="T3">Tätigkeit findet in einer KW statt</text:span></text:p>
      <text:p text:style-name="P9"><text:span text:style-name="T2"></text:span><text:span text:style-name="T3"><text:tab/>Meilenstein wird in einer KW erreich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Webdings" svg:font-family="Webding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0:09:18.611886317</meta:creation-date>
    <dc:date>2017-04-12T08:49:03.019041681</dc:date>
    <meta:editing-duration>PT7M</meta:editing-duration>
    <meta:editing-cycles>10</meta:editing-cycles>
    <meta:generator>LibreOffice/4.2.8.2$Linux_X86_64 LibreOffice_project/420m0$Build-2</meta:generator>
    <meta:document-statistic meta:table-count="1" meta:image-count="0" meta:object-count="0" meta:page-count="1" meta:paragraph-count="33" meta:word-count="49" meta:character-count="189" meta:non-whitespace-character-count="173"/>
  </office:meta>
</office:document-meta>
</file>